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 style:family="paragraph" style:parent-style-name="CellBody">
      <style:paragraph-properties fo:keep-with-next="always" style:snap-to-layout-grid="false"/>
      <style:text-properties fo:language="en" fo:country="US" style:language-complex="ar" style:country-complex="SA"/>
    </style:style>
    <style:style style:name="P5" style:family="paragraph" style:parent-style-name="Abstract">
      <style:text-properties fo:font-size="16pt" fo:language="en" fo:country="US" fo:font-weight="bold" style:font-size-asian="16pt" style:font-weight-asian="bold" style:language-complex="ar" style:country-complex="SA"/>
    </style:style>
    <style:style style:name="P6" style:family="paragraph" style:parent-style-name="Abstract">
      <style:text-properties fo:language="en" fo:country="US" style:language-complex="ar" style:country-complex="SA"/>
    </style:style>
    <style:style style:name="P7" style:family="paragraph" style:parent-style-name="CellBody">
      <style:paragraph-properties style:snap-to-layout-grid="false"/>
      <style:text-properties fo:language="en" fo:country="US" style:language-complex="ar" style:country-complex="SA"/>
    </style:style>
    <style:style style:name="P8" style:family="paragraph" style:parent-style-name="Document_20_Title">
      <style:text-properties fo:language="en" fo:country="US" style:language-complex="ar" style:country-complex="SA"/>
    </style:style>
    <style:style style:name="P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0" style:family="paragraph" style:parent-style-name="Standard">
      <style:text-properties style:font-name="Arial" fo:font-size="9pt" fo:language="en" fo:country="US" style:font-size-asian="9pt" style:font-size-complex="9pt" style:language-complex="ar" style:country-complex="SA"/>
    </style:style>
    <style:style style:name="P11" style:family="paragraph" style:parent-style-name="Standard">
      <style:text-properties style:font-name="Arial" fo:language="en" fo:country="US" style:language-complex="ar" style:country-complex="SA"/>
    </style:style>
    <style:style style:name="P12" style:family="paragraph" style:parent-style-name="Standard">
      <style:text-properties fo:language="en" fo:country="US"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Standard">
      <style:text-properties fo:language="en" fo:country="US" style:language-complex="ar" style:country-complex="SA"/>
    </style:style>
    <style:style style:name="P16" style:family="paragraph" style:parent-style-name="Heading_20_1">
      <style:text-properties fo:language="en" fo:country="US" style:language-complex="ar" style:country-complex="SA"/>
    </style:style>
    <style:style style:name="P17" style:family="paragraph" style:parent-style-name="Heading_20_1">
      <style:paragraph-properties fo:break-before="page"/>
      <style:text-properties fo:language="en" fo:country="US" style:language-complex="ar" style:country-complex="SA"/>
    </style:style>
    <style:style style:name="P18" style:family="paragraph" style:parent-style-name="Heading_20_2">
      <style:text-properties fo:language="en" fo:country="US" style:language-complex="ar" style:country-complex="SA"/>
    </style:style>
    <style:style style:name="P19" style:family="paragraph" style:parent-style-name="Body">
      <style:text-properties fo:color="#ff0000" fo:language="en" fo:country="US" fo:font-style="italic" style:font-style-asian="italic" style:language-complex="ar" style:country-complex="SA"/>
    </style:style>
    <style:style style:name="P20" style:family="paragraph" style:parent-style-name="Body">
      <style:text-properties fo:color="#000000" fo:language="en" fo:country="US" fo:font-style="normal" style:font-style-asian="normal" style:language-complex="ar" style:country-complex="SA" style:font-style-complex="normal"/>
    </style:style>
    <style:style style:name="P21" style:family="paragraph" style:parent-style-name="Body" style:list-style-name="L1"/>
    <style:style style:name="P22" style:family="paragraph" style:parent-style-name="Body" style:list-style-name="WW8Num3"/>
    <style:style style:name="P23"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24" style:family="paragraph" style:parent-style-name="CellBody">
      <style:text-properties fo:color="#000000" fo:language="en" fo:country="US" fo:font-style="normal" style:font-style-asian="normal" style:language-complex="ar" style:country-complex="SA" style:font-style-complex="normal"/>
    </style:style>
    <style:style style:name="P25"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26" style:family="paragraph" style:parent-style-name="Definition_20_Term">
      <style:text-properties fo:language="en" fo:country="US" style:language-complex="ar" style:country-complex="SA"/>
    </style:style>
    <style:style style:name="P27"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2" draw:name="graphics1" text:anchor-type="paragraph" svg:width="7in" svg:height="3.1075in" draw:z-index="0"><draw:image xlink:href="Pictures/1000020100000427000001D8328612BC.png" xlink:type="simple" xlink:show="embed" xlink:actuate="onLoad"/></draw:frame></text:p>
      <text:p text:style-name="P8"><text:user-defined style:data-style-name="N0" text:name="RFP Title">RFP 162 - Standardize Managed Bean Registration</text:user-defined></text:p>
      <text:p text:style-name="P8"><text:span text:style-name="T1">Draft<text:line-break/><text:line-break/></text:span><text:span text:style-name="T1"><text:page-count style:num-format="1">7</text:page-count></text:span><text:span text:style-name="T1"> Pages</text:span></text:p>
      <text:p text:style-name="P5">Abstract</text:p>
      <text:p text:style-name="P6">A standard is needed in OSGi to provide a mechanism for registering <text:span text:style-name="T6">Managed Beans</text:span><text:span text:style-name="T7"> with an Mbean Server.</text:span></text:p>
      <text:h text:style-name="P17" text:outline-level="1" text:restart-numbering="true" text:start-value="-1">Document Information</text:h>
      <text:h text:style-name="P18" text:outline-level="2">License</text:h>
      <text:p text:style-name="P14">DISTRIBUTION AND FEEDBACK LICENSE, Version 2.0</text:p>
      <text:p text:style-name="P1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0"/>
      <text:p text:style-name="P1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0"/>
      <text:p text:style-name="P1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0">NEITHER THE OSGi ALLIANCE NOR ANY THIRD PARTY WILL BE LIABLE FOR ANY DIRECT, INDIRECT, SPECIAL, INCIDENTAL OR CONSEQUENTIAL DAMAGES ARISING OUT OF OR RELATING TO ANY USE OR DISTRIBUTION OF THE DISTRIBUTION. </text:p>
      <text:p text:style-name="P10"/>
      <text:p text:style-name="P1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0"/>
      <text:p text:style-name="P1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0"/>
      <text:p text:style-name="P1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
      <text:p text:style-name="P11">I HEREBY ACKNOWLEDGE AND AGREE TO THE TERMS AND CONDITIONS DELINEATED ABOVE.</text:p>
      <text:h text:style-name="P18"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8"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1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9">0 Document Information<text:tab/>2</text:p>
          <text:p text:style-name="P2">0.1 License<text:tab/>2</text:p>
          <text:p text:style-name="P2">0.2 Trademarks<text:tab/>3</text:p>
          <text:p text:style-name="P2">0.3 Feedback<text:tab/>3</text:p>
          <text:p text:style-name="P2">0.4 Table of Contents<text:tab/>3</text:p>
          <text:p text:style-name="P2">0.5 Terminology and Document Conventions<text:tab/>4</text:p>
          <text:p text:style-name="P2">0.6 Revision History<text:tab/>4</text:p>
          <text:p text:style-name="P9">1 Introduction<text:tab/>4</text:p>
          <text:p text:style-name="P9">2 Application Domain<text:tab/>4</text:p>
          <text:p text:style-name="P2">2.1 Terminology + Abbreviations<text:tab/>5</text:p>
          <text:p text:style-name="P9">3 Problem Description<text:tab/>5</text:p>
          <text:p text:style-name="P9">4 Use Cases<text:tab/>5</text:p>
          <text:p text:style-name="P9">5 Requirements<text:tab/>6</text:p>
          <text:p text:style-name="P9">6 Document Support<text:tab/>6</text:p>
          <text:p text:style-name="P2">6.1 References<text:tab/>6</text:p>
          <text:p text:style-name="P2">6.2 Author’s Address<text:tab/>6</text:p>
          <text:p text:style-name="P2">6.3 End of Document<text:tab/>6</text:p>
        </text:index-body>
      </text:table-of-content>
      <text:p text:style-name="P13"><text:soft-page-break/></text:p>
      <text:h text:style-name="P18"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3"><text:span text:style-name="T5">Source code is shown in this typeface</text:span>.</text:p>
      <text:h text:style-name="P18"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Revision</text:p>
            </table:table-cell>
            <table:table-cell table:style-name="Table1.A1" office:value-type="string">
              <text:p text:style-name="P3">Date</text:p>
            </table:table-cell>
            <table:table-cell table:style-name="Table1.C1" office:value-type="string">
              <text:p text:style-name="P3">Comments</text:p>
            </table:table-cell>
          </table:table-row>
        </table:table-header-rows>
        <table:table-row table:style-name="Table1.2">
          <table:table-cell table:style-name="Table1.A1" office:value-type="string">
            <text:p text:style-name="P7">Initial</text:p>
          </table:table-cell>
          <table:table-cell table:style-name="Table1.B2" office:value-type="date" office:date-value="2014-01-10">
            <text:p text:style-name="P25">01/10/14</text:p>
          </table:table-cell>
          <table:table-cell table:style-name="Table1.C1" office:value-type="string">
            <text:p text:style-name="P24">Initial Draft</text:p>
            <text:p text:style-name="P24">Thomas Watson, IBM, tjwatson@us.ibm.com</text:p>
          </table:table-cell>
        </table:table-row>
      </table:table>
      <text:p text:style-name="P13"/>
      <text:h text:style-name="P16" text:outline-level="1">Introduction</text:h>
      <text:p text:style-name="P20">The Java Management Extensions is the standard API specification for providing a management interface to J2SE and JEE applications. <text:s/>The JMX specification defines the design patterns, APIs, services and architecture for application and network management and monitoring in the Java programming language. <text:s/>The need to administer, monitor and manage a container is now recognized as a prerequisite in the enterprise software domain.</text:p>
      <text:p text:style-name="P20">OSGi already defines a specification for a JMX Management Model to provide standard MBean interfaces that can represent the OSGi Framework and many of the standard services to any compliant JMX implementation. <text:s/>There is no OSGi specification for how the individual MBean implementations are registered with an <text:span text:style-name="T6">MBean Server</text:span>. <text:s/>This is left as an implementation detail for the implementation of the various stardard MBean interfaces as well as any other entity running in an OSGi Framework which wants to provide an MBean.</text:p>
      <text:h text:style-name="P16" text:outline-level="1"><text:soft-page-break/>Application Domain</text:h>
      <text:p text:style-name="P19"/>
      <text:h text:style-name="Heading_20_2" text:outline-level="2"><text:span text:style-name="T4">Terminology + Abbreviations</text:span></text:h>
      <text:h text:style-name="P18" text:outline-level="2">Apache Aries Whiteboard Pattern</text:h>
      <text:p text:style-name="Body"><text:span text:style-name="T4">Apache Aries provides a whiteboard pattern for registering MBean implementations with an MBean Server [3].</text:span></text:p>
      <text:p text:style-name="Body"><text:span text:style-name="T4">The JMX Whiteboard support bundle allows registration of JMX MBeans through the OSGi service registry. As a prerequisite the Apache Aries JMX Whiteboard Bundle has to be installed.</text:span></text:p>
      <text:p text:style-name="Body"><text:span text:style-name="T4">Once this is installed, register your services with the jmx.objectname service registration property. This is either a JMX ObjectName or a single String. The value is used as the JMX Object Name to register the MBean. If the property is of some other type a message is logged and the MBean is still registered if the service implements the MBeanRegistration interface and the implmentation provides the actual JMX Object Name to use for the registration. <text:s/>(TJW – I'm not sure I like the use of ObjectName as a service property since it is a domain specific object)</text:span></text:p>
      <text:p text:style-name="Body"><text:span text:style-name="T4">The name of the service as which the MBean service is registered is ignored by the Whiteboard. (TJW - I assume by name they mean objectName).</text:span></text:p>
      <text:p text:style-name="Body"><text:span text:style-name="T4">The service object, though, must be a valid JMX MBean: It has to either implement the DynamicMBean interface or implement an interface whose name is the object's (simple) class name with the MBean suffix. (TJW – I'm not sure why this is specified here since I assume an object can also implement an interface with @MXBean annotation.</text:span></text:p>
      <text:h text:style-name="P16" text:outline-level="1">Problem Description</text:h>
      <text:p text:style-name="Body"><text:span text:style-name="T4"/></text:p>
      <text:h text:style-name="Heading_20_1" text:outline-level="1"><text:soft-page-break/><text:span text:style-name="T4">Use Cases</text:span></text:h>
      <text:h text:style-name="Heading_20_2" text:outline-level="2"><text:span text:style-name="T4">Delay MBean Server creation</text:span></text:h>
      <text:p text:style-name="Body"><text:span text:style-name="T4">In many environments there is no need to use JMX to communicate with a system until a period of time after the system has been running and in many cases for the whole lifetime of the system instance. <text:s/>In such cases it is desirable to avoid the creating of the MBean Server until the first JMX request is made. <text:s/>If all MBean implementations eagerly register themselves with an MBean Server then it is likely the MBean Server is going to be created early during system bring up. <text:s/>This can lead to unnecessary overhead.</text:span></text:p>
      <text:h text:style-name="Heading_20_2" text:outline-level="2"><text:span text:style-name="T4">Configuration of MBean Server</text:span></text:h>
      <text:p text:style-name="Body"><text:span text:style-name="T4">In some environments it may be necessary to be able to configure and influence the MBean Server used to register MBean with. <text:s/>In such a scenario each MBean implementation needs a common way of obtaining the MBean Server and registering themselves with it. <text:s/>The common way of obtaining the MBean Server is by calling java.lang.management.ManagementFactory.getPlatformMBeanServer(). <text:s/>But in some environments this may not be the correct MBean Server to use.</text:span></text:p>
      <text:h text:style-name="P18" text:outline-level="2">Dynamic MBean Implementations</text:h>
      <text:p text:style-name="Body"><text:span text:style-name="T4">The OSGi environment is dynamic in nature. <text:s/>Many entities which are good candidates for MBean representations are dynamically available within the OSGi environment. <text:s/>For example, any service objects which need MBean representations. <text:s/>MBean implementations which represent a dynamically available object should be automatically unregistered from the MBean Server when the dynamic object backing the MBean implementation becomes unavailable (e.g. unregistering a service object). <text:s/>Also, any MBean implementations which are registered by a bundle should be unregistered from the MBean Server when the bundle is stopped.</text:span></text:p>
      <text:h text:style-name="P16" text:outline-level="1">Requirements</text:h>
      <text:list xml:id="list7166501697640814990" text:style-name="L1">
        <text:list-item>
          <text:p text:style-name="P21"><text:span text:style-name="T4">REQ 010 – Must provide a mechanism for registering MBean and MXBean implementations with one or more MBean Servers </text:span></text:p>
        </text:list-item>
        <text:list-item>
          <text:p text:style-name="P21"><text:span text:style-name="T4">REQ 020 – Must allow for lazy creation of the MBean Servers which are used to register the MBean implementations</text:span></text:p>
        </text:list-item>
        <text:list-item>
          <text:p text:style-name="P21"><text:span text:style-name="T4">REQ 030 – Must allow MBean implementations to be registered with an MBean Server without imposing any policy or configuration choices of the MBean Server on the MBean implementation.</text:span></text:p>
        </text:list-item>
        <text:list-item>
          <text:p text:style-name="P21"><text:span text:style-name="T4">REQ 040 – Must provide a mechanism for unregistering MBean implementations from all MBean Servers they are registered with.</text:span></text:p>
        </text:list-item>
        <text:list-item>
          <text:p text:style-name="P21"><text:soft-page-break/><text:span text:style-name="T4">REQ 050 – Must track registration of MBeans from bundles and automatically unregister the MBeans from the MBean Servers they are registered with when a bundle is stopped.</text:span></text:p>
        </text:list-item>
      </text:list>
      <text:h text:style-name="P16" text:outline-level="1">Document Support</text:h>
      <text:h text:style-name="P18" text:outline-level="2">References</text:h>
      <text:list xml:id="list2379381622985600634" text:style-name="WW8Num3">
        <text:list-item>
          <text:p text:style-name="P26"><text:bookmark-start text:name="_Ref493020620"/>Bradner, S., Key words for use in RFCs to Indicate Requirement Levels, RFC2119, March 1997.<text:bookmark-end text:name="_Ref493020620"/></text:p>
        </text:list-item>
        <text:list-item>
          <text:p text:style-name="P27"><text:span text:style-name="T4">Software Requirements &amp; Specifications. Michael Jackson. ISBN 0-201-87712-0</text:span></text:p>
        </text:list-item>
        <text:list-item>
          <text:p text:style-name="P22"><text:a xlink:type="simple" xlink:href="http://aries.apache.org/modules/jmx.html"><text:span text:style-name="T4">http://aries.apache.org/modules/jmx.html</text:span></text:a></text:p>
        </text:list-item>
      </text:list>
      <text:p text:style-name="P12"/>
      <text:p text:style-name="P12"><text:span text:style-name="T3"/></text:p>
      <text:h text:style-name="P18"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
          </table:table-cell>
        </table:table-row>
        <table:table-row table:style-name="Table2.1">
          <table:table-cell table:style-name="Table2.A1" office:value-type="string">
            <text:p text:style-name="P4">Company</text:p>
          </table:table-cell>
          <table:table-cell table:style-name="Table2.B1" office:value-type="string">
            <text:p text:style-name="P4"/>
          </table:table-cell>
        </table:table-row>
        <table:table-row table:style-name="Table2.1">
          <table:table-cell table:style-name="Table2.A1" office:value-type="string">
            <text:p text:style-name="P4">Address</text:p>
          </table:table-cell>
          <table:table-cell table:style-name="Table2.B1" office:value-type="string">
            <text:p text:style-name="P4"/>
          </table:table-cell>
        </table:table-row>
        <table:table-row table:style-name="Table2.1">
          <table:table-cell table:style-name="Table2.A1" office:value-type="string">
            <text:p text:style-name="P4">Voice</text:p>
          </table:table-cell>
          <table:table-cell table:style-name="Table2.B1" office:value-type="string">
            <text:p text:style-name="P4"/>
          </table:table-cell>
        </table:table-row>
        <table:table-row table:style-name="Table2.1">
          <table:table-cell table:style-name="Table2.A1" office:value-type="string">
            <text:p text:style-name="P7">e-mail</text:p>
          </table:table-cell>
          <table:table-cell table:style-name="Table2.B1" office:value-type="string">
            <text:p text:style-name="P7"/>
          </table:table-cell>
        </table:table-row>
      </table:table>
      <text:p text:style-name="P13"/>
      <text:h text:style-name="P18"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16">
      <number:day/>
      <number:text> </number:text>
      <number:month number:style="long" number:textual="true"/>
      <number:text> </number:text>
      <number:year number:style="long"/>
    </number:date-style>
    <number:date-style style:name="N117">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3"><draw:image xlink:href="Pictures/1000020100000427000001D8328612BC.png" xlink:type="simple" xlink:show="embed" xlink:actuate="onLoad"/></draw:frame><text:tab/><text:user-defined style:data-style-name="N0" text:name="RFP Title">RFP 162 - Standardize Managed Bean Registration</text:user-defined><text:tab/>Page <text:page-number text:select-page="current">4</text:page-number> of <text:page-count style:num-format="1">7</text:page-count></text:p>
        <text:p text:style-name="Header"/>
        <text:p text:style-name="Header"><text:tab/>Draft<text:tab/><text:modification-date style:data-style-name="N116">10 January 2014</text:modification-date></text:p>
      </style:header>
      <style:footer>
        <text:p text:style-name="Footer">Copyright © OSGi Alliance <text:modification-date style:data-style-name="N117">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7">2014</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4-01-09T13:52:59</meta:creation-date>
    <meta:editing-cycles>6</meta:editing-cycles>
    <meta:editing-duration>PT17H5M6S</meta:editing-duration>
    <meta:initial-creator>Thomas Watson</meta:initial-creator>
    <dc:date>2014-01-10T08:44:35</dc:date>
    <dc:creator>Thomas Watson</dc:creator>
    <meta:document-statistic meta:table-count="2" meta:image-count="2" meta:object-count="0" meta:page-count="7" meta:paragraph-count="90" meta:word-count="1981" meta:character-count="12681"/>
    <meta:user-defined meta:name="Info"/>
    <meta:user-defined meta:name="Info 3"/>
    <meta:user-defined meta:name="Info 4"/>
    <meta:user-defined meta:name="RFP Title">RFP 162 - Standardize Managed Bean Registration</meta:user-defined>
  </office:meta>
</office:document-meta>
</file>